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35H11M23.141050999S" calcext:value-type="time">
            <text:p>1135:1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table:number-columns-repeated="2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Wave distinction via enemy restric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7H51M15.503S" calcext:value-type="time">
            <text:p>07:5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 style:data-style-name="N2" text:time-value="08:07:04.4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3T08:58:30.223000000</dc:date>
    <meta:editing-duration>P50DT1H44M38S</meta:editing-duration>
    <meta:editing-cycles>1322</meta:editing-cycles>
    <meta:generator>LibreOffice/7.2.6.2$Windows_X86_64 LibreOffice_project/b0ec3a565991f7569a5a7f5d24fed7f52653d754</meta:generator>
    <meta:document-statistic meta:table-count="2" meta:cell-count="1667" meta:object-count="0"/>
  </office:meta>
</office:document-meta>
</file>